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656cm" fo:min-width="1.406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544cm" fo:min-width="3.31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draw:fill-color="#cccccc" draw:textarea-vertical-align="middl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3.084cm" fo:min-width="1.40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3.085cm" fo:min-width="1.406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3.81cm" svg:x="2.27cm" svg:y="8.62cm">
          <text:p text:style-name="P1">Step-Down</text:p>
          <text:p text:style-name="P1">Transform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3.81cm" svg:x="8.62cm" svg:y="8.62cm">
          <text:p text:style-name="P1">Bridge</text:p>
          <text:p text:style-name="P1">Rectif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81cm" svg:height="3.81cm" svg:x="21.32cm" svg:y="8.62cm">
          <text:p text:style-name="P1">Voltage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81cm" svg:height="2.794cm" svg:x="14.97cm" svg:y="9.128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54cm" svg:height="2.54cm" svg:x="21.955cm" svg:y="14.335cm">
          <text:p text:style-name="P1">Voltage</text:p>
          <text:p text:style-name="P1">Adjus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4.175cm" svg:y1="7.35cm" svg:x2="4.175cm" svg:y2="8.62cm" draw:end-shape="id1" svg:d="M4175 7350v1270" svg:viewBox="0 0 1 1271">
          <text:p/>
        </draw:connector>
        <draw:connector draw:style-name="gr5" draw:text-style-name="P2" draw:layer="layout" svg:x1="6.08cm" svg:y1="10.525cm" svg:x2="8.62cm" svg:y2="10.525cm" draw:start-shape="id1" draw:start-glue-point="1" draw:end-shape="id2" draw:end-glue-point="5" svg:d="M6080 10525h2540" svg:viewBox="0 0 2541 1">
          <text:p/>
        </draw:connector>
        <draw:connector draw:style-name="gr5" draw:text-style-name="P2" draw:layer="layout" svg:x1="12.43cm" svg:y1="10.525cm" svg:x2="14.97cm" svg:y2="10.525cm" draw:start-shape="id2" draw:start-glue-point="7" draw:end-shape="id3" draw:end-glue-point="3" svg:d="M12430 10525h2540" svg:viewBox="0 0 2541 1">
          <text:p/>
        </draw:connector>
        <draw:connector draw:style-name="gr5" draw:text-style-name="P2" draw:layer="layout" svg:x1="18.78cm" svg:y1="10.525cm" svg:x2="21.32cm" svg:y2="10.525cm" draw:start-shape="id3" draw:start-glue-point="1" draw:end-shape="id4" draw:end-glue-point="3" svg:d="M18780 10525h2540" svg:viewBox="0 0 2541 1">
          <text:p/>
        </draw:connector>
        <draw:connector draw:style-name="gr5" draw:text-style-name="P2" draw:layer="layout" svg:x1="23.225cm" svg:y1="12.43cm" svg:x2="23.225cm" svg:y2="14.335cm" draw:start-shape="id4" draw:start-glue-point="2" draw:end-shape="id5" svg:d="M23225 12430v1905" svg:viewBox="0 0 1 1906">
          <text:p/>
        </draw:connector>
        <draw:connector draw:style-name="gr5" draw:text-style-name="P2" draw:layer="layout" svg:x1="23.225cm" svg:y1="7.35cm" svg:x2="23.225cm" svg:y2="8.62cm" draw:end-shape="id4" svg:d="M23225 7350v1270" svg:viewBox="0 0 1 1271">
          <text:p/>
        </draw:connector>
        <draw:custom-shape draw:style-name="gr6" draw:text-style-name="P2" draw:layer="layout" svg:width="3.81cm" svg:height="3.81cm" svg:x="2.27cm" svg:y="3.54cm">
          <text:p text:style-name="P1">AC</text:p>
          <text:p text:style-name="P1">I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3.81cm" svg:height="3.81cm" svg:x="21.32cm" svg:y="3.54cm">
          <text:p text:style-name="P1">DC</text:p>
          <text:p text:style-name="P1">OU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4:41:52.696000000</meta:creation-date>
    <dc:date>2018-01-26T15:20:15.906000000</dc:date>
    <meta:editing-duration>PT7M28S</meta:editing-duration>
    <meta:editing-cycles>1</meta:editing-cycles>
    <meta:document-statistic meta:object-count="13"/>
    <meta:generator>LibreOffice/5.4.4.2$Windows_X86_64 LibreOffice_project/2524958677847fb3bb44820e40380acbe820f960</meta:generator>
  </office:meta>
</office:document-meta>
</file>